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21-06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2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7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1-30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7-01-2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5-05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5-04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5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6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3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5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5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8 18:1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5 17:3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1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5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4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3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2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4-01-0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3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3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5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4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3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2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2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5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4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3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2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1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10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9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8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7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6 06:5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4 17:2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5 18:5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8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9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8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7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4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30 19:1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2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9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8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1 21:2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7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6 17:5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4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3 18:0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1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9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8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3 22:1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7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4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5 21:1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10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9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8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7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4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9-0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2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1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10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9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8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7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6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5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4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3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3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2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10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8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7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6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5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4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3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2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3-01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9 0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8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6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5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7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7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503419</text:p>
          </table:table-cell>
          <table:table-cell office:value-type="string" calcext:value-type="string">
            <text:p>2006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9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01" meta:object-count="0"/>
    <meta:user-defined meta:name="AppVersion">3.0</meta:user-defined>
  </office:meta>
</office:document-meta>
</file>